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3cm" svg:height="2cm" svg:x="3.6cm" svg:y="3.8cm">
          <text:p text:style-name="P1">疑似ヘッダ</text:p>
        </draw:rect>
        <draw:rect draw:style-name="gr1" draw:text-style-name="P1" draw:layer="layout" svg:width="6.5cm" svg:height="2cm" svg:x="6.6cm" svg:y="3.8cm">
          <text:p text:style-name="P2"><text:span text:style-name="T1">TCP</text:span><text:span text:style-name="T1">ヘッダ</text:span></text:p>
        </draw:rect>
        <draw:rect draw:style-name="gr1" draw:text-style-name="P1" draw:layer="layout" svg:width="2.5cm" svg:height="2cm" svg:x="13.1cm" svg:y="3.8cm">
          <text:p text:style-name="P2"><text:span text:style-name="T1">TCP</text:span></text:p>
          <text:p text:style-name="P2"><text:span text:style-name="T1">オプション</text:span></text:p>
        </draw:rect>
        <draw:rect draw:style-name="gr1" draw:text-style-name="P1" draw:layer="layout" svg:width="9cm" svg:height="2cm" svg:x="15.6cm" svg:y="3.8cm">
          <text:p text:style-name="P2"><text:span text:style-name="T1">TCP</text:span><text:span text:style-name="T1">データ</text:span></text:p>
        </draw:rect>
        <draw:line draw:style-name="gr2" draw:text-style-name="P2" draw:layer="layout" svg:x1="3.6cm" svg:y1="6.4cm" svg:x2="6.6cm" svg:y2="6.4cm">
          <text:p/>
        </draw:line>
        <draw:line draw:style-name="gr2" draw:text-style-name="P2" draw:layer="layout" svg:x1="6.6cm" svg:y1="6.4cm" svg:x2="13.1cm" svg:y2="6.4cm">
          <text:p/>
        </draw:line>
        <draw:line draw:style-name="gr2" draw:text-style-name="P2" draw:layer="layout" svg:x1="13.1cm" svg:y1="6.4cm" svg:x2="15.6cm" svg:y2="6.4cm">
          <text:p/>
        </draw:line>
        <draw:line draw:style-name="gr2" draw:text-style-name="P2" draw:layer="layout" svg:x1="15.6cm" svg:y1="6.4cm" svg:x2="24.6cm" svg:y2="6.4cm">
          <text:p/>
        </draw:line>
        <draw:line draw:style-name="gr2" draw:text-style-name="P2" draw:layer="layout" svg:x1="6.6cm" svg:y1="3.3cm" svg:x2="24.6cm" svg:y2="3.3cm">
          <text:p/>
        </draw:line>
        <draw:frame draw:style-name="gr3" draw:text-style-name="P3" draw:layer="layout" svg:width="1.984cm" svg:height="0.806cm" svg:x="4.2cm" svg:y="6.8cm">
          <draw:text-box>
            <text:p text:style-name="P3">12byte</text:p>
          </draw:text-box>
        </draw:frame>
        <draw:frame draw:style-name="gr3" draw:text-style-name="P3" draw:layer="layout" svg:width="1.984cm" svg:height="0.806cm" svg:x="8.801cm" svg:y="6.8cm">
          <draw:text-box>
            <text:p text:style-name="P3">20byte</text:p>
          </draw:text-box>
        </draw:frame>
        <draw:frame draw:style-name="gr3" draw:text-style-name="P3" draw:layer="layout" svg:width="2.343cm" svg:height="1.857cm" svg:x="13.301cm" svg:y="6.8cm">
          <draw:text-box>
            <text:p text:style-name="P3">0もしくは</text:p>
            <text:p text:style-name="P3">4byteの</text:p>
            <text:p text:style-name="P3">倍数</text:p>
          </draw:text-box>
        </draw:frame>
        <draw:frame draw:style-name="gr3" draw:text-style-name="P3" draw:layer="layout" svg:width="1.988cm" svg:height="0.747cm" svg:x="19.201cm" svg:y="6.8cm">
          <draw:text-box>
            <text:p text:style-name="P3">任意長</text:p>
          </draw:text-box>
        </draw:frame>
        <draw:frame draw:style-name="gr3" draw:text-style-name="P3" draw:layer="layout" svg:width="8.135cm" svg:height="0.747cm" svg:x="10.701cm" svg:y="2.301cm">
          <draw:text-box>
            <text:p text:style-name="P3">疑似ヘッダのデータ長フィールドの値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01:53:28.50</meta:creation-date>
    <dc:date>2011-12-07T02:12:11.48</dc:date>
    <meta:editing-duration>PT00H18M42S</meta:editing-duration>
    <meta:editing-cycles>2</meta:editing-cycles>
    <meta:generator>OpenOffice.org/3.2$Win32 OpenOffice.org_project/320m18$Build-9502</meta:generator>
    <meta:document-statistic meta:object-count="14"/>
  </office:meta>
</office:document-meta>
</file>